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22.59pt"/>
    </style:style>
    <style:style style:name="co11" style:family="table-column">
      <style:table-column-properties fo:break-before="auto" style:column-width="25.71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17.21pt"/>
    </style:style>
    <style:style style:name="co14" style:family="table-column">
      <style:table-column-properties fo:break-before="auto" style:column-width="21.8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steca_outp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_MAP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E_MAP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d_MAP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_MAP</text:p>
          </table:table-cell>
          <table:table-cell table:style-name="ce1" office:value-type="string" calcext:value-type="string">
            <text:p>st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h91_match</text:p>
          </table:table-cell>
          <table:table-cell office:value-type="float" office:value="7.773" calcext:value-type="float">
            <text:p>7.773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85" calcext:value-type="float">
            <text:p>0.85</text:p>
          </table:table-cell>
          <table:table-cell office:value-type="float" office:value="0.0667" calcext:value-type="float">
            <text:p>0.0667</text:p>
          </table:table-cell>
          <table:table-cell office:value-type="float" office:value="14.074" calcext:value-type="float">
            <text:p>14.074</text:p>
          </table:table-cell>
          <table:table-cell office:value-type="float" office:value="0.46285" calcext:value-type="float">
            <text:p>0.46285</text:p>
          </table:table-cell>
          <table:table-cell office:value-type="float" office:value="1000" calcext:value-type="float">
            <text:p>1000</text:p>
          </table:table-cell>
          <table:table-cell office:value-type="float" office:value="850.16" calcext:value-type="float">
            <text:p>850.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h85_match</text:p>
          </table:table-cell>
          <table:table-cell office:value-type="float" office:value="7.691" calcext:value-type="float">
            <text:p>7.691</text:p>
          </table:table-cell>
          <table:table-cell office:value-type="float" office:value="0.1195" calcext:value-type="float">
            <text:p>0.1195</text:p>
          </table:table-cell>
          <table:table-cell office:value-type="float" office:value="1.1" calcext:value-type="float">
            <text:p>1.1</text:p>
          </table:table-cell>
          <table:table-cell office:value-type="float" office:value="0.0502" calcext:value-type="float">
            <text:p>0.0502</text:p>
          </table:table-cell>
          <table:table-cell office:value-type="float" office:value="15.483" calcext:value-type="float">
            <text:p>15.483</text:p>
          </table:table-cell>
          <table:table-cell office:value-type="float" office:value="0.6599" calcext:value-type="float">
            <text:p>0.6599</text:p>
          </table:table-cell>
          <table:table-cell office:value-type="float" office:value="2900" calcext:value-type="float">
            <text:p>2900</text:p>
          </table:table-cell>
          <table:table-cell office:value-type="float" office:value="1191.6" calcext:value-type="float">
            <text:p>1191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mpler12_match</text:p>
          </table:table-cell>
          <table:table-cell office:value-type="float" office:value="8.933" calcext:value-type="float">
            <text:p>8.933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68" calcext:value-type="float">
            <text:p>0.0368</text:p>
          </table:table-cell>
          <table:table-cell office:value-type="float" office:value="12.19" calcext:value-type="float">
            <text:p>12.19</text:p>
          </table:table-cell>
          <table:table-cell office:value-type="float" office:value="0.225" calcext:value-type="float">
            <text:p>0.225</text:p>
          </table:table-cell>
          <table:table-cell office:value-type="float" office:value="300" calcext:value-type="float">
            <text:p>300</text:p>
          </table:table-cell>
          <table:table-cell office:value-type="float" office:value="138.76" calcext:value-type="float">
            <text:p>138.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p87_match</text:p>
          </table:table-cell>
          <table:table-cell office:value-type="float" office:value="9.226" calcext:value-type="float">
            <text:p>9.226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8" calcext:value-type="float">
            <text:p>0.188</text:p>
          </table:table-cell>
          <table:table-cell office:value-type="float" office:value="10.364" calcext:value-type="float">
            <text:p>10.364</text:p>
          </table:table-cell>
          <table:table-cell office:value-type="float" office:value="0.96768" calcext:value-type="float">
            <text:p>0.96768</text:p>
          </table:table-cell>
          <table:table-cell office:value-type="float" office:value="100" calcext:value-type="float">
            <text:p>100</text:p>
          </table:table-cell>
          <table:table-cell office:value-type="float" office:value="179.06" calcext:value-type="float">
            <text:p>179.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p162_match</text:p>
          </table:table-cell>
          <table:table-cell office:value-type="float" office:value="7.927" calcext:value-type="float">
            <text:p>7.927</text:p>
          </table:table-cell>
          <table:table-cell office:value-type="float" office:value="0.221" calcext:value-type="float">
            <text:p>0.22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68" calcext:value-type="float">
            <text:p>0.068</text:p>
          </table:table-cell>
          <table:table-cell office:value-type="float" office:value="11.652" calcext:value-type="float">
            <text:p>11.652</text:p>
          </table:table-cell>
          <table:table-cell office:value-type="float" office:value="0.696" calcext:value-type="float">
            <text:p>0.696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mpler13_match</text:p>
          </table:table-cell>
          <table:table-cell office:value-type="float" office:value="8.083" calcext:value-type="float">
            <text:p>8.083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495" calcext:value-type="float">
            <text:p>0.49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13.329" calcext:value-type="float">
            <text:p>13.329</text:p>
          </table:table-cell>
          <table:table-cell office:value-type="float" office:value="0.093814" calcext:value-type="float">
            <text:p>0.093814</text:p>
          </table:table-cell>
          <table:table-cell office:value-type="float" office:value="1200" calcext:value-type="float">
            <text:p>1200</text:p>
          </table:table-cell>
          <table:table-cell office:value-type="float" office:value="223.41" calcext:value-type="float">
            <text:p>223.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nga15_match</text:p>
          </table:table-cell>
          <table:table-cell office:value-type="float" office:value="9.369" calcext:value-type="float">
            <text:p>9.369</text:p>
          </table:table-cell>
          <table:table-cell office:value-type="float" office:value="0.284" calcext:value-type="float">
            <text:p>0.284</text:p>
          </table:table-cell>
          <table:table-cell office:value-type="float" office:value="0.321" calcext:value-type="float">
            <text:p>0.321</text:p>
          </table:table-cell>
          <table:table-cell office:value-type="float" office:value="0.0336" calcext:value-type="float">
            <text:p>0.0336</text:p>
          </table:table-cell>
          <table:table-cell office:value-type="float" office:value="11.65" calcext:value-type="float">
            <text:p>11.65</text:p>
          </table:table-cell>
          <table:table-cell office:value-type="float" office:value="0.21591" calcext:value-type="float">
            <text:p>0.21591</text:p>
          </table:table-cell>
          <table:table-cell office:value-type="float" office:value="1100" calcext:value-type="float">
            <text:p>1100</text:p>
          </table:table-cell>
          <table:table-cell office:value-type="float" office:value="377.22" calcext:value-type="float">
            <text:p>377.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h73_match</text:p>
          </table:table-cell>
          <table:table-cell office:value-type="float" office:value="7.931" calcext:value-type="float">
            <text:p>7.931</text:p>
          </table:table-cell>
          <table:table-cell office:value-type="float" office:value="0.1465" calcext:value-type="float">
            <text:p>0.1465</text:p>
          </table:table-cell>
          <table:table-cell office:value-type="float" office:value="1.25" calcext:value-type="float">
            <text:p>1.25</text:p>
          </table:table-cell>
          <table:table-cell office:value-type="float" office:value="0.0924" calcext:value-type="float">
            <text:p>0.0924</text:p>
          </table:table-cell>
          <table:table-cell office:value-type="float" office:value="15.614" calcext:value-type="float">
            <text:p>15.614</text:p>
          </table:table-cell>
          <table:table-cell office:value-type="float" office:value="0.61314" calcext:value-type="float">
            <text:p>0.61314</text:p>
          </table:table-cell>
          <table:table-cell office:value-type="float" office:value="1900" calcext:value-type="float">
            <text:p>1900</text:p>
          </table:table-cell>
          <table:table-cell office:value-type="float" office:value="1551.4" calcext:value-type="float">
            <text:p>1551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gc4349_match</text:p>
          </table:table-cell>
          <table:table-cell office:value-type="float" office:value="8.561" calcext:value-type="float">
            <text:p>8.561</text:p>
          </table:table-cell>
          <table:table-cell office:value-type="float" office:value="0.03163" calcext:value-type="float">
            <text:p>0.03163</text:p>
          </table:table-cell>
          <table:table-cell office:value-type="float" office:value="0.402" calcext:value-type="float">
            <text:p>0.402</text:p>
          </table:table-cell>
          <table:table-cell office:value-type="float" office:value="0.0173" calcext:value-type="float">
            <text:p>0.0173</text:p>
          </table:table-cell>
          <table:table-cell office:value-type="float" office:value="11.244" calcext:value-type="float">
            <text:p>11.244</text:p>
          </table:table-cell>
          <table:table-cell office:value-type="float" office:value="0.099832" calcext:value-type="float">
            <text:p>0.099832</text:p>
          </table:table-cell>
          <table:table-cell office:value-type="float" office:value="1200" calcext:value-type="float">
            <text:p>1200</text:p>
          </table:table-cell>
          <table:table-cell office:value-type="float" office:value="288.64" calcext:value-type="float">
            <text:p>288.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p88_match</text:p>
          </table:table-cell>
          <table:table-cell office:value-type="float" office:value="7.964" calcext:value-type="float">
            <text:p>7.964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911" calcext:value-type="float">
            <text:p>0.911</text:p>
          </table:table-cell>
          <table:table-cell office:value-type="float" office:value="0.108" calcext:value-type="float">
            <text:p>0.108</text:p>
          </table:table-cell>
          <table:table-cell office:value-type="float" office:value="12.468" calcext:value-type="float">
            <text:p>12.468</text:p>
          </table:table-cell>
          <table:table-cell office:value-type="float" office:value="0.67442" calcext:value-type="float">
            <text:p>0.67442</text:p>
          </table:table-cell>
          <table:table-cell office:value-type="float" office:value="200" calcext:value-type="float">
            <text:p>200</text:p>
          </table:table-cell>
          <table:table-cell office:value-type="float" office:value="288.01" calcext:value-type="float">
            <text:p>288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h92_match</text:p>
          </table:table-cell>
          <table:table-cell office:value-type="float" office:value="7.937" calcext:value-type="float">
            <text:p>7.937</text:p>
          </table:table-cell>
          <table:table-cell office:value-type="float" office:value="0.283" calcext:value-type="float">
            <text:p>0.283</text:p>
          </table:table-cell>
          <table:table-cell office:value-type="float" office:value="0.642" calcext:value-type="float">
            <text:p>0.642</text:p>
          </table:table-cell>
          <table:table-cell office:value-type="float" office:value="0.06" calcext:value-type="float">
            <text:p>0.06</text:p>
          </table:table-cell>
          <table:table-cell office:value-type="float" office:value="12.017" calcext:value-type="float">
            <text:p>12.017</text:p>
          </table:table-cell>
          <table:table-cell office:value-type="float" office:value="0.163" calcext:value-type="float">
            <text:p>0.163</text:p>
          </table:table-cell>
          <table:table-cell office:value-type="float" office:value="300" calcext:value-type="float">
            <text:p>300</text:p>
          </table:table-cell>
          <table:table-cell office:value-type="float" office:value="170" calcext:value-type="float">
            <text:p>1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h87_match</text:p>
          </table:table-cell>
          <table:table-cell office:value-type="float" office:value="7.387" calcext:value-type="float">
            <text:p>7.387</text:p>
          </table:table-cell>
          <table:table-cell office:value-type="float" office:value="0.396" calcext:value-type="float">
            <text:p>0.396</text:p>
          </table:table-cell>
          <table:table-cell office:value-type="float" office:value="0.681" calcext:value-type="float">
            <text:p>0.681</text:p>
          </table:table-cell>
          <table:table-cell office:value-type="float" office:value="0.051" calcext:value-type="float">
            <text:p>0.051</text:p>
          </table:table-cell>
          <table:table-cell office:value-type="float" office:value="11.304" calcext:value-type="float">
            <text:p>11.304</text:p>
          </table:table-cell>
          <table:table-cell office:value-type="float" office:value="0.169" calcext:value-type="float">
            <text:p>0.169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h106_match</text:p>
          </table:table-cell>
          <table:table-cell office:value-type="float" office:value="7.911" calcext:value-type="float">
            <text:p>7.911</text:p>
          </table:table-cell>
          <table:table-cell office:value-type="float" office:value="0.1778" calcext:value-type="float">
            <text:p>0.1778</text:p>
          </table:table-cell>
          <table:table-cell office:value-type="float" office:value="1.03" calcext:value-type="float">
            <text:p>1.03</text:p>
          </table:table-cell>
          <table:table-cell office:value-type="float" office:value="0.103" calcext:value-type="float">
            <text:p>0.103</text:p>
          </table:table-cell>
          <table:table-cell office:value-type="float" office:value="14.942" calcext:value-type="float">
            <text:p>14.942</text:p>
          </table:table-cell>
          <table:table-cell office:value-type="float" office:value="0.39903" calcext:value-type="float">
            <text:p>0.39903</text:p>
          </table:table-cell>
          <table:table-cell office:value-type="float" office:value="700" calcext:value-type="float">
            <text:p>700</text:p>
          </table:table-cell>
          <table:table-cell office:value-type="float" office:value="289.56" calcext:value-type="float">
            <text:p>289.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den565_match</text:p>
          </table:table-cell>
          <table:table-cell office:value-type="float" office:value="7.721" calcext:value-type="float">
            <text:p>7.721</text:p>
          </table:table-cell>
          <table:table-cell office:value-type="float" office:value="0.1768" calcext:value-type="float">
            <text:p>0.1768</text:p>
          </table:table-cell>
          <table:table-cell office:value-type="float" office:value="1.05" calcext:value-type="float">
            <text:p>1.05</text:p>
          </table:table-cell>
          <table:table-cell office:value-type="float" office:value="0.0589" calcext:value-type="float">
            <text:p>0.0589</text:p>
          </table:table-cell>
          <table:table-cell office:value-type="float" office:value="14.266" calcext:value-type="float">
            <text:p>14.266</text:p>
          </table:table-cell>
          <table:table-cell office:value-type="float" office:value="0.77873" calcext:value-type="float">
            <text:p>0.77873</text:p>
          </table:table-cell>
          <table:table-cell office:value-type="float" office:value="1400" calcext:value-type="float">
            <text:p>1400</text:p>
          </table:table-cell>
          <table:table-cell office:value-type="float" office:value="1337.3" calcext:value-type="float">
            <text:p>1337.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gc4230_match</text:p>
          </table:table-cell>
          <table:table-cell office:value-type="float" office:value="8.084" calcext:value-type="float">
            <text:p>8.084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794" calcext:value-type="float">
            <text:p>0.794</text:p>
          </table:table-cell>
          <table:table-cell office:value-type="float" office:value="0.12" calcext:value-type="float">
            <text:p>0.12</text:p>
          </table:table-cell>
          <table:table-cell office:value-type="float" office:value="12.125" calcext:value-type="float">
            <text:p>12.125</text:p>
          </table:table-cell>
          <table:table-cell office:value-type="float" office:value="0.50927" calcext:value-type="float">
            <text:p>0.50927</text:p>
          </table:table-cell>
          <table:table-cell office:value-type="float" office:value="300" calcext:value-type="float">
            <text:p>300</text:p>
          </table:table-cell>
          <table:table-cell office:value-type="float" office:value="305.53" calcext:value-type="float">
            <text:p>305.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p85_match</text:p>
          </table:table-cell>
          <table:table-cell office:value-type="float" office:value="8.225" calcext:value-type="float">
            <text:p>8.225</text:p>
          </table:table-cell>
          <table:table-cell office:value-type="float" office:value="0.176" calcext:value-type="float">
            <text:p>0.176</text:p>
          </table:table-cell>
          <table:table-cell office:value-type="float" office:value="1.14" calcext:value-type="float">
            <text:p>1.14</text:p>
          </table:table-cell>
          <table:table-cell office:value-type="float" office:value="0.0755" calcext:value-type="float">
            <text:p>0.0755</text:p>
          </table:table-cell>
          <table:table-cell office:value-type="float" office:value="13.575" calcext:value-type="float">
            <text:p>13.575</text:p>
          </table:table-cell>
          <table:table-cell office:value-type="float" office:value="0.46318" calcext:value-type="float">
            <text:p>0.46318</text:p>
          </table:table-cell>
          <table:table-cell office:value-type="float" office:value="1100" calcext:value-type="float">
            <text:p>1100</text:p>
          </table:table-cell>
          <table:table-cell office:value-type="float" office:value="968.04" calcext:value-type="float">
            <text:p>968.04</text:p>
          </table:table-cell>
          <table:table-cell table:number-columns-repeated="17"/>
        </table:table-row>
        <table:table-row table:style-name="ro1" table:number-rows-repeated="1048558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1:01:53.836718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1:03:02.774577451</dc:date>
    <meta:editing-duration>PT4H16M20S</meta:editing-duration>
    <meta:editing-cycles>4</meta:editing-cycles>
    <meta:generator>LibreOffice/6.0.7.3$Linux_X86_64 LibreOffice_project/00m0$Build-3</meta:generator>
    <meta:document-statistic meta:table-count="1" meta:cell-count="153" meta:object-count="0"/>
  </office:meta>
</office:document-meta>
</file>